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dée 1</text:p>
      <text:p text:style-name="Standard"/>
      <text:p text:style-name="Standard">Site Web pour Fire from Mars une association à but non lucratif qui fait des spectacles de feu et des spectacles de rue - des jams tous les mardis à la major Marseille</text:p>
      <text:p text:style-name="Standard"/>
      <text:p text:style-name="Standard">// Section présentation aesthetique</text:p>
      <text:p text:style-name="Standard">-Mettre des vidéos en arrière Plan? Photos</text:p>
      <text:p text:style-name="Standard"/>
      <text:p text:style-name="Standard">.....Sticky Menu......FFM(.....Calendrier....Nos Spectales/Agrès....Contact...Adhésion</text:p>
      <text:p text:style-name="Standard">//Section Qui sommes nous </text:p>
      <text:p text:style-name="Standard">Présenter l'association <text:s/>- but objectif - fondé quelle année - Adhésion - Fire jams+ lien page facebook</text:p>
      <text:p text:style-name="Standard">Boutton Artistes: Redirection Pages Présenter les artists =&gt; des images qui changent - Fiches pour présenter les artistes- Nom agrés etc</text:p>
      <text:p text:style-name="Standard">Boutton Agrés: Présenter les agrés =&gt; photos des artistes en train d'utiliser les agrés</text:p>
      <text:p text:style-name="Standard">Boutton d'adhesion: Redirection pour s'adhérer - Pourquoi adhérer? Télécharger Bulletin d'adhésion </text:p>
      <text:p text:style-name="Standard"/>
      <text:p text:style-name="Standard">// Section Calendrier</text:p>
      <text:p text:style-name="Standard">Boutton redirection Consulter l'agenda Calendrier pour les spectacles avec les dates résérvés </text:p>
      <text:p text:style-name="Standard"/>
      <text:p text:style-name="Standard">// Section Contact</text:p>
      <text:p text:style-name="Standard">Boutton <text:s/>redirection pour contacter et envoyer un message - demander Nom - Prénom - Objectif du contact - mail - téléphone - FAQ + Fiche technique: ce qui est fourni ou pas - ce qui est demandé etc</text:p>
      <text:p text:style-name="Standard">1- Contact pour les clients demandeurs de spectacles de feu</text:p>
      <text:p text:style-name="Standard">2- Contact par les artistes</text:p>
      <text:p text:style-name="Standard"/>
      <text:p text:style-name="Standard"/>
      <text:p text:style-name="Standard">// Section Actualité - Convention de Jongle en Zik - Boutton devenir bénévole</text:p>
      <text:p text:style-name="Standard"/>
      <text:p text:style-name="Standard">// Section Réferences ou evenments passés </text:p>
      <text:p text:style-name="Standard"/>
      <text:p text:style-name="Standard">// Footer Liens pour autres pages: Instagram - Facebook - Vidéos Youtube? - boutton haut de la page</text:p>
      <text:p text:style-name="Standard"/>
      <text:p text:style-name="Standard">// Mes remarques comme artistes/utilisatrice</text:p>
      <text:p text:style-name="Standard">Manque d'ergonomie- pas de possibilité de changer les dates (à vérifier)- accéder au calendrier - etc </text:p>
      <text:p text:style-name="Standard">Le tout début présentation d'adhésion &lt; moins importants que les spectacles </text:p>
      <text:p text:style-name="Standard">Beaucoup de répétions</text:p>
      <text:p text:style-name="Standard">Pas de liens pour eventails lumineux - pas de lien pour eventails - pas de lien pour monocycle Bolas </text:p>
      <text:p text:style-name="Standard">Pas le même nombre de photos partout</text:p>
      <text:p text:style-name="Standard">Nos adhérents parlent de nous - juste deux témoignage pas très pertinent</text:p>
      <text:p text:style-name="Standard">Footer n'est pas clair</text:p>
      <text:p text:style-name="Standard">Couleur bleu foncé pas ouf - Couleur à changer - les borders oranges à changer </text:p>
      <text:p text:style-name="Standard">Photo qui bougent pas très logique/beau</text:p>
      <text:p text:style-name="Standard"/>
      <text:p text:style-name="Standard"/>
      <text:p text:style-name="Standard">Motion des photos en ralenti (cracheur de feu)</text:p>
      <text:p text:style-name="Standard">Rubrique pour les vidéos</text:p>
      <text:p text:style-name="Standard"/>
      <text:p text:style-name="Standard"/>
      <text:p text:style-name="Standard">// Côté Backend </text:p>
      <text:p text:style-name="Standard"><text:soft-page-break/>Base de donnés pour les utilisateurs (les artists et les admins) pour changer les dates de conventions et de prestations - pour changer les photos sur le site</text:p>
      <text:p text:style-name="Standard">Base de donnés pour les autres associations dans d'autres Villes pour rentrer leur dates de spectacles</text:p>
      <text:p text:style-name="Standard"/>
      <text:p text:style-name="Standard"/>
      <text:p text:style-name="Standard"/>
      <text:p text:style-name="Standard">// Inspiration de ce site </text:p>
      <text:p text:style-name="Standard">https://cercle-de-feu.com/calendrier/</text:p>
      <text:p text:style-name="Standard"/>
      <text:p text:style-name="Standard"/>
      <text:p text:style-name="Standard">// Personas:</text:p>
      <text:p text:style-name="Standard">Les artistes</text:p>
      <text:p text:style-name="Standard"/>
      <text:p text:style-name="Standard">// Yohan l'artiste et le responsable de FFM</text:p>
      <text:p text:style-name="Standard">Age:40</text:p>
      <text:p text:style-name="Standard">Gender:Homme</text:p>
      <text:p text:style-name="Standard">Children: Non?</text:p>
      <text:p text:style-name="Standard">Occupation: Professeur d'écol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?</text:p>
      <text:p text:style-name="Standard">Influencers: d'autres artists de feu/Leader de groupe</text:p>
      <text:p text:style-name="Standard">Sources of info: facebook/internet</text:p>
      <text:p text:style-name="Standard">Goals: Prendre soin de l'asso et des adhérents, communication clair entre les adhérents/artistes</text:p>
      <text:p text:style-name="Standard">Values: Bienveillance acceuillir </text:p>
      <text:p text:style-name="Standard">Frustrations: Beaucoup de responsabilité pas assez de temps</text:p>
      <text:p text:style-name="Standard">Aspirations: Pouvoir répartir des tâches à d'autres gens et mieux communiquer avec les clients--&gt; Fiche techniques et demande de devis</text:p>
      <text:p text:style-name="Standard"/>
      <text:p text:style-name="Standard">// Coline l'artiste et coordinatrice de FFM</text:p>
      <text:p text:style-name="Standard">Age:24 ans</text:p>
      <text:p text:style-name="Standard">Gender: femme</text:p>
      <text:p text:style-name="Standard">Children: Non</text:p>
      <text:p text:style-name="Standard">Occupation: Thérapeute érgonome et artiste de feu</text:p>
      <text:p text:style-name="Standard">Education: Master</text:p>
      <text:p text:style-name="Standard">Income:je ne sais pas</text:p>
      <text:p text:style-name="Standard">Location: Marseille</text:p>
      <text:p text:style-name="Standard">Quote: ?</text:p>
      <text:p text:style-name="Standard">Influencers: artistes de feu</text:p>
      <text:p text:style-name="Standard">Sources of info: Instagram/youtube/facebook</text:p>
      <text:p text:style-name="Standard">Goals:Mettre tout le monde à l'aise, communication clair, organiser et suivre les règles</text:p>
      <text:p text:style-name="Standard">Values: Ordre organisation humain</text:p>
      <text:p text:style-name="Standard">Frustrations: Beaucoup de reponsabilité entre le travail et l'asso, </text:p>
      <text:p text:style-name="Standard">Aspirations: Avoir une meilleur gestion du site, les ressources (agrés et matériels) et autonomie </text:p>
      <text:p text:style-name="Standard"/>
      <text:p text:style-name="Standard">// Jongle en Zik</text:p>
      <text:p text:style-name="Standard">Base de donnéss pour gérer l'évenements </text:p>
      <text:p text:style-name="Standard">Basse de données pour gérer les bénévoles</text:p>
      <text:p text:style-name="Standard"><text:soft-page-break/>Organisateurs</text:p>
      <text:p text:style-name="Standard">Bénévoles</text:p>
      <text:p text:style-name="Standard">Artistes</text:p>
      <text:p text:style-name="Standard">Musiciens</text:p>
      <text:p text:style-name="Standard"/>
      <text:p text:style-name="Standard"/>
      <text:p text:style-name="Standard">Les clients</text:p>
      <text:p text:style-name="Standard"/>
      <text:p text:style-name="Standard">// Paul qui demande un devis pour un spectacle de feu </text:p>
      <text:p text:style-name="Standard">Age: 50</text:p>
      <text:p text:style-name="Standard">Gender: Homme</text:p>
      <text:p text:style-name="Standard">Children: 3</text:p>
      <text:p text:style-name="Standard">Occupation: travail dans la mairie</text:p>
      <text:p text:style-name="Standard">Education: licence</text:p>
      <text:p text:style-name="Standard">Income:50 000/ans</text:p>
      <text:p text:style-name="Standard">Location: Bouches du Rhône</text:p>
      <text:p text:style-name="Standard">Quote: ?</text:p>
      <text:p text:style-name="Standard">Influencers: ?</text:p>
      <text:p text:style-name="Standard">Sources of info: Télévision</text:p>
      <text:p text:style-name="Standard">Goals: Embaucher l'asso pour un spectacle de feu pour un évenements spéciales (Noel-Paques- festival Ete, etc..)</text:p>
      <text:p text:style-name="Standard">Values:</text:p>
      <text:p text:style-name="Standard">Frustrations:</text:p>
      <text:p text:style-name="Standard">Aspirations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56:41.801267157</meta:creation-date>
    <meta:editing-duration>PT54S</meta:editing-duration>
    <meta:editing-cycles>2</meta:editing-cycles>
    <meta:generator>LibreOffice/7.3.7.2$Linux_X86_64 LibreOffice_project/30$Build-2</meta:generator>
    <dc:date>2024-03-14T14:08:05.355699690</dc:date>
    <meta:document-statistic meta:table-count="0" meta:image-count="0" meta:object-count="0" meta:page-count="3" meta:paragraph-count="91" meta:word-count="633" meta:character-count="4113" meta:non-whitespace-character-count="3555"/>
  </office:meta>
</office:document-meta>
</file>